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style:font-style-asian="italic" style:font-style-complex="italic"/>
    </style:style>
    <style:style style:name="P2" style:family="paragraph" style:parent-style-name="Preformatted_20_Text">
      <style:text-properties fo:font-style="italic" officeooo:paragraph-rsid="001cc466" style:font-style-asian="italic" style:font-style-complex="italic"/>
    </style:style>
    <style:style style:name="P3" style:family="paragraph" style:parent-style-name="Preformatted_20_Text">
      <style:text-properties fo:font-style="italic" fo:font-weight="normal" officeooo:rsid="002494e1" officeooo:paragraph-rsid="001cc466" style:font-style-asian="italic" style:font-weight-asian="normal" style:font-style-complex="italic" style:font-weight-complex="normal"/>
    </style:style>
    <style:style style:name="P4" style:family="paragraph" style:parent-style-name="Preformatted_20_Text">
      <style:text-properties fo:font-weight="bold" style:font-weight-asian="bold" style:font-weight-complex="bold"/>
    </style:style>
    <style:style style:name="P5" style:family="paragraph" style:parent-style-name="Preformatted_20_Text">
      <style:text-properties officeooo:paragraph-rsid="001b9e6c"/>
    </style:style>
    <style:style style:name="P6" style:family="paragraph" style:parent-style-name="Preformatted_20_Text">
      <style:text-properties officeooo:paragraph-rsid="001cc466"/>
    </style:style>
    <style:style style:name="P7" style:family="paragraph" style:parent-style-name="Preformatted_20_Text">
      <style:paragraph-properties fo:break-before="page"/>
    </style:style>
    <style:style style:name="P8" style:family="paragraph" style:parent-style-name="Preformatted_20_Text">
      <style:text-properties officeooo:paragraph-rsid="001ec6e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2494e1" style:font-weight-asian="normal" style:font-weight-complex="normal"/>
    </style:style>
    <style:style style:name="T3" style:family="text">
      <style:text-properties fo:font-weight="normal" officeooo:rsid="0027fe61" style:font-weight-asian="normal" style:font-weight-complex="normal"/>
    </style:style>
    <style:style style:name="T4" style:family="text">
      <style:text-properties fo:font-weight="normal" officeooo:rsid="001dee9e" style:font-weight-asian="normal" style:font-weight-complex="normal"/>
    </style:style>
    <style:style style:name="T5" style:family="text">
      <style:text-properties officeooo:rsid="001e728d"/>
    </style:style>
    <style:style style:name="T6" style:family="text">
      <style:text-properties officeooo:rsid="002049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---------------</text:p>
      <text:p text:style-name="P2"/>
      <text:p text:style-name="P2"><text:span text:style-name="T2"><text:s text:c="2"/>This documentation and its accompanying audio file by </text:span><text:a xlink:type="simple" xlink:href="http://www.mzuther.de/" text:style-name="Internet_20_link" text:visited-style-name="Visited_20_Internet_20_Link"><text:span text:style-name="T2">Martin Zuther</text:span></text:a><text:span text:style-name="T2"> </text:span><text:span text:style-name="T4">are</text:span></text:p>
      <text:p text:style-name="P2"><text:span text:style-name="T2"><text:s text:c="2"/>licensed under a </text:span><text:a xlink:type="simple" xlink:href="http://creativecommons.org/licenses/by-sa/4.0/" text:style-name="Internet_20_link" text:visited-style-name="Visited_20_Internet_20_Link"><text:span text:style-name="T2">Creative Commons Attribution-ShareAlike 4.0</text:span></text:a><text:span text:style-name="T3"> International</text:span></text:p>
      <text:p text:style-name="P3"><text:s text:c="2"/>License.</text:p>
      <text:p text:style-name="P2"/>
      <text:p text:style-name="P2">------------------------------------------------------------------------------</text:p>
      <text:p text:style-name="P2"/>
      <text:p text:style-name="P6"/>
      <text:p text:style-name="P4">FLAC-compressed wave file (44.1 kHz, 16 bit, stereo)</text:p>
      <text:p text:style-name="P4">====================================================</text:p>
      <text:p text:style-name="Preformatted_20_Text">Please verify phase correlation meter programmatically.</text:p>
      <text:p text:style-name="Preformatted_20_Text"/>
      <text:p text:style-name="Preformatted_20_Text">00:00.000 - 00:02.000 <text:s/>silence</text:p>
      <text:p text:style-name="Preformatted_20_Text"/>
      <text:p text:style-name="Preformatted_20_Text">00:02.000 - 00:22.000 <text:s/>two triangular waves (linear phase sweep)</text:p>
      <text:p text:style-name="Preformatted_20_Text"><text:s text:c="23"/>left channel: <text:s/>441.0 Hz, -12 dB FS peak</text:p>
      <text:p text:style-name="Preformatted_20_Text"><text:s text:c="23"/>right channel: 441.1 Hz, -12 dB FS peak</text:p>
      <text:p text:style-name="Preformatted_20_Text"/>
      <text:p text:style-name="Preformatted_20_Text"><text:s text:c="23"/>[phase correlation meter should oscillate <text:span text:style-name="T1">twice</text:span></text:p>
      <text:p text:style-name="Preformatted_20_Text"><text:s text:c="24"/>from approximately +1.00 to -1.00 and back]</text:p>
      <text:p text:style-name="Preformatted_20_Text"/>
      <text:p text:style-name="Preformatted_20_Text">00:22.000 - 00:24.000 <text:s/>silence</text:p>
      <text:p text:style-name="Preformatted_20_Text"/>
      <text:p text:style-name="Preformatted_20_Text">00:24.000 - 00:27.000 <text:s/>two triangular waves (441 Hz, -12 dB FS peak)</text:p>
      <text:p text:style-name="Preformatted_20_Text"><text:s text:c="23"/>left channel: <text:s text:c="3"/>0 samples delay</text:p>
      <text:p text:style-name="Preformatted_20_Text"><text:s text:c="23"/>right channel: <text:s text:c="2"/>0 samples delay</text:p>
      <text:p text:style-name="Preformatted_20_Text"/>
      <text:p text:style-name="Preformatted_20_Text"><text:s text:c="23"/>[phase correlation meter should read +1.00]</text:p>
      <text:p text:style-name="Preformatted_20_Text"/>
      <text:p text:style-name="Preformatted_20_Text">00:27.000 - 00:29.000 <text:s/>silence</text:p>
      <text:p text:style-name="Preformatted_20_Text"/>
      <text:p text:style-name="Preformatted_20_Text">00:29.000 - 00:32.000 <text:s/>two triangular waves (441 Hz, -12 dB FS peak)</text:p>
      <text:p text:style-name="Preformatted_20_Text"><text:s text:c="23"/>left channel: <text:s text:c="3"/>0 samples delay</text:p>
      <text:p text:style-name="Preformatted_20_Text"><text:s text:c="23"/>right channel: <text:s/>10 samples delay</text:p>
      <text:p text:style-name="Preformatted_20_Text"/>
      <text:p text:style-name="Preformatted_20_Text"><text:s text:c="23"/>[phase correlation meter should read +0.79]</text:p>
      <text:p text:style-name="Preformatted_20_Text"/>
      <text:p text:style-name="Preformatted_20_Text">00:32.000 - 00:34.000 <text:s/>silence</text:p>
      <text:p text:style-name="Preformatted_20_Text"/>
      <text:p text:style-name="Preformatted_20_Text">00:34.000 - 00:37.000 <text:s/>two triangular waves (441 Hz, -12 dB FS peak)</text:p>
      <text:p text:style-name="Preformatted_20_Text"><text:s text:c="23"/>left channel: <text:s text:c="3"/>0 samples delay</text:p>
      <text:p text:style-name="Preformatted_20_Text"><text:s text:c="23"/>right channel: <text:s/>20 samples delay</text:p>
      <text:p text:style-name="Preformatted_20_Text"/>
      <text:p text:style-name="Preformatted_20_Text"><text:s text:c="23"/>[phase correlation meter should read +0.30]</text:p>
      <text:p text:style-name="Preformatted_20_Text">00:37.000 - 00:39.000 <text:s/>silence</text:p>
      <text:p text:style-name="Preformatted_20_Text"/>
      <text:p text:style-name="Preformatted_20_Text">00:39.000 - 00:42.000 <text:s/>two triangular waves (441 Hz, -12 dB FS peak)</text:p>
      <text:p text:style-name="Preformatted_20_Text"><text:s text:c="23"/>left channel: <text:s text:c="3"/>0 samples delay</text:p>
      <text:p text:style-name="Preformatted_20_Text"><text:s text:c="23"/>right channel: <text:s/>30 samples delay</text:p>
      <text:p text:style-name="Preformatted_20_Text"/>
      <text:p text:style-name="Preformatted_20_Text"><text:s text:c="23"/>[phase correlation meter should read -0.30]</text:p>
      <text:p text:style-name="Preformatted_20_Text"/>
      <text:p text:style-name="Preformatted_20_Text">00:42.000 - 00:44.000 <text:s/>silence</text:p>
      <text:p text:style-name="Preformatted_20_Text"/>
      <text:p text:style-name="Preformatted_20_Text">00:44.000 - 00:47.000 <text:s/>two triangular waves (441 Hz, -12 dB FS peak)</text:p>
      <text:p text:style-name="Preformatted_20_Text"><text:s text:c="23"/>left channel: <text:s text:c="3"/>0 samples delay</text:p>
      <text:p text:style-name="Preformatted_20_Text"><text:s text:c="23"/>right channel: <text:s/>40 samples delay</text:p>
      <text:p text:style-name="Preformatted_20_Text"/>
      <text:p text:style-name="Preformatted_20_Text"><text:s text:c="23"/>[phase correlation meter should read -0.79]</text:p>
      <text:p text:style-name="Preformatted_20_Text"/>
      <text:p text:style-name="Preformatted_20_Text">00:47.000 - 00:49.000 <text:s/>silence</text:p>
      <text:p text:style-name="P7">00:49.000 - 00:52.000 <text:s/>two triangular waves (441 Hz, -12 dB FS peak)</text:p>
      <text:p text:style-name="Preformatted_20_Text"><text:s text:c="23"/>left channel: <text:s text:c="3"/>0 samples delay</text:p>
      <text:p text:style-name="Preformatted_20_Text"><text:s text:c="23"/>right channel: <text:s/>50 samples delay</text:p>
      <text:p text:style-name="Preformatted_20_Text"/>
      <text:p text:style-name="Preformatted_20_Text"><text:s text:c="23"/>[phase correlation meter should read -1.00]</text:p>
      <text:p text:style-name="Preformatted_20_Text"/>
      <text:p text:style-name="Preformatted_20_Text">00:52.000 - 00:54.000 <text:s/>silence</text:p>
      <text:p text:style-name="Preformatted_20_Text"/>
      <text:p text:style-name="Preformatted_20_Text"/>
      <text:p text:style-name="P4">Validation settings</text:p>
      <text:p text:style-name="P4">===================</text:p>
      <text:p text:style-name="Preformatted_20_Text">File: <text:s text:c="4"/>phase_correlation_meter.flac</text:p>
      <text:p text:style-name="P4">Host SR: <text:s/>44 100 Hz</text:p>
      <text:p text:style-name="Preformatted_20_Text">Channel: <text:s/>All</text:p>
      <text:p text:style-name="Preformatted_20_Text">Display: <text:s/>[ ] Peak meter level</text:p>
      <text:p text:style-name="P8"><text:s text:c="10"/>[ ] <text:span text:style-name="T6">True p</text:span>eak meter level</text:p>
      <text:p text:style-name="P8"><text:s text:c="10"/>[ ] Average meter level</text:p>
      <text:p text:style-name="P5"><text:s text:c="10"/>[ ] Maximum peak level</text:p>
      <text:p text:style-name="P8"><text:s text:c="10"/>[ ] Max. <text:span text:style-name="T5">true </text:span>peak level</text:p>
      <text:p text:style-name="P8"><text:s text:c="10"/>[ ] Stereo meter value</text:p>
      <text:p text:style-name="Preformatted_20_Text"><text:s text:c="10"/>[x] Phase correlation</text:p>
      <text:p text:style-name="Preformatted_20_Text"/>
      <text:p text:style-name="Preformatted_20_Text"/>
      <text:p text:style-name="P4">Linear phase sweep</text:p>
      <text:p text:style-name="P4">==================</text:p>
      <text:p text:style-name="Preformatted_20_Text">left channel: <text:s text:c="2"/>(441.0 periods / second) * 20 seconds = 8820 periods</text:p>
      <text:p text:style-name="Preformatted_20_Text">right channel: <text:s/>(441.1 periods / second) * 20 seconds = 8822 periods</text:p>
      <text:p text:style-name="Preformatted_20_Text"><text:s text:c="56"/>------------</text:p>
      <text:p text:style-name="Preformatted_20_Text">difference: <text:s text:c="47"/>2 periods</text:p>
      <text:p text:style-name="Preformatted_20_Text"/>
      <text:p text:style-name="P1">--&gt; phase correlation oscillates *twice* between +1 and -1 (but keep</text:p>
      <text:p text:style-name="P1"><text:s text:c="4"/>in mind that meter ballistics interfere with the sweep and thus</text:p>
      <text:p text:style-name="P1"><text:s text:c="4"/>lead to a range of approximately +0.98 to -0.98)</text:p>
      <text:p text:style-name="P1"/>
      <text:p text:style-name="P1">--&gt; please keep in mind that while the phase sweep is linear, the</text:p>
      <text:p text:style-name="P1"><text:s text:c="4"/>corresponding phase correlation is *not* linear (see below)!</text:p>
      <text:p text:style-name="P1"/>
      <text:p text:style-name="P1"/>
      <text:p text:style-name="P4">Static phase shift</text:p>
      <text:p text:style-name="P4">==================</text:p>
      <text:p text:style-name="Preformatted_20_Text">Phase correlation has been calculated using the cross-correlation</text:p>
      <text:p text:style-name="Preformatted_20_Text">function "ccf" in R (see "phase_correlation_meter.R" in this folder).</text:p>
      <text:p text:style-name="Preformatted_20_Text"/>
      <text:p text:style-name="Preformatted_20_Text">period length = (44100 samples / second) / 441 Hz = 100 samples</text:p>
      <text:p text:style-name="Preformatted_20_Text"/>
      <text:p text:style-name="Preformatted_20_Text"><text:s text:c="2"/>0 samples delay / 100 samples = <text:s/>0 % phase offset</text:p>
      <text:p text:style-name="P1">--&gt; phase correlation: +1.00</text:p>
      <text:p text:style-name="P1"/>
      <text:p text:style-name="Preformatted_20_Text"><text:s/>10 samples delay / 100 samples = 10 % phase offset</text:p>
      <text:p text:style-name="P1">--&gt; phase correlation: +0.79</text:p>
      <text:p text:style-name="P1"/>
      <text:p text:style-name="Preformatted_20_Text"><text:s/>20 samples delay / 100 samples = 20 % phase offset</text:p>
      <text:p text:style-name="P1">--&gt; phase correlation: +0.30</text:p>
      <text:p text:style-name="P1"/>
      <text:p text:style-name="Preformatted_20_Text"><text:s/>30 samples delay / 100 samples = 30 % phase offset</text:p>
      <text:p text:style-name="P1">--&gt; phase correlation: -0.30</text:p>
      <text:p text:style-name="P1"/>
      <text:p text:style-name="Preformatted_20_Text"><text:s/>40 samples delay / 100 samples = 40 % phase offset</text:p>
      <text:p text:style-name="P1">--&gt; phase correlation: -0.79</text:p>
      <text:p text:style-name="P1"/>
      <text:p text:style-name="Preformatted_20_Text"><text:s/>50 samples delay / 100 samples = 50 % phase offset</text:p>
      <text:p text:style-name="P1">--&gt; phase correlation: -1.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6T17:00:22.863750347</dc:date>
    <dc:creator>Martin Zuther</dc:creator>
    <meta:generator>LibreOffice/5.1.4.2$Linux_X86_64 LibreOffice_project/10m0$Build-2</meta:generator>
    <meta:editing-duration>PT4M37S</meta:editing-duration>
    <meta:editing-cycles>17</meta:editing-cycles>
    <meta:document-statistic meta:table-count="0" meta:image-count="0" meta:object-count="0" meta:page-count="2" meta:paragraph-count="85" meta:word-count="539" meta:character-count="4169" meta:non-whitespace-character-count="2976"/>
  </office:meta>
</office:document-meta>
</file>